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ssues:</text:p>
      <text:p text:style-name="Standard">Board assembly astronomically expensive, PTH self assembly may be the only option here. Even so have to have some level of SMT assembly for the motor drivers.</text:p>
      <text:p text:style-name="Standard">Servo work on 2xAA ? (2v – 3V) ? 3V=Yes, 2V=Untested</text:p>
      <text:p text:style-name="Standard">LiPo or AA (Alkaline or NiMH)?</text:p>
      <text:p text:style-name="Standard"><text:tab/>Where to mount battery?</text:p>
      <text:p text:style-name="P3">Ongoing cost of batteries (AA's are cheap but... not renewable)</text:p>
      <text:p text:style-name="Standard">Where to put sensors? Separate board = more $, mounting?? – chassis-board may be best? </text:p>
      <text:p text:style-name="Standard">3<text:span text:style-name="T1">rd</text:span> wheel steer bracket?</text:p>
      <text:p text:style-name="Standard">I don't have motor drivers prototyped</text:p>
      <text:p text:style-name="Standard">All the little extras are “nickle and dime”-ing this thing to $30</text:p>
      <text:p text:style-name="Standard">Test MiniBloq on 8mhz version</text:p>
      <text:p text:style-name="Standard">I'm out of money and time :)</text:p>
      <text:p text:style-name="Standard"/>
      <text:p text:style-name="P1">Resolved</text:p>
      <text:p text:style-name="Standard">Will servo work on Lipo? ~3.7V? YES</text:p>
      <text:p text:style-name="Standard">Prototyped Arduino at Lipo/AA power, 4MHz (could do 8mhz with LiPo)</text:p>
      <text:p text:style-name="P4">On-board LiPo charger or off-board? Off-board, but motor system could be its own charger; need to redirect power to charger board somehow.</text:p>
      <text:p text:style-name="P4">On-board USB or off-board? (off-board, but could have ftdi / AVRISP shield and later revision could use mega32u4</text:p>
      <text:p text:style-name="P4">AA requires 4MHz (5.333MHz @ 2V, 6.6667MHz @ 2.2V, 8MHz @ 2.4V)</text:p>
      <text:p text:style-name="P4">LiPo can do 8MHz; change of MHz requires change to bootloader (can I get around this?)</text:p>
      <text:p text:style-name="P4">Cost of wheels – Options: cardboard, bottle tops, cheap toy wheels</text:p>
      <text:p text:style-name="Standard">I don't have minibloq software going</text:p>
      <text:p text:style-name="Standard">I don't actually have the designed motor/gearbox yet</text:p>
      <text:p text:style-name="P4"/>
      <text:p text:style-name="P2">Features</text:p>
      <text:p text:style-name="Standard">Stackable headers for shields. Small size shields for low cost diy, hacking, low cost shield options for expanding capabilities</text:p>
      <text:p text:style-name="Standard">Built-in LEDs/Phototrans/Sensors can be disabled for use with shield</text:p>
      <text:p text:style-name="Standard">DIY solder assembly, secondary students can assemble for primary; benefit of lower cost plus gaining education (at some point you run out of people to pass robots down to though)</text:p>
      <text:p text:style-name="Standard">Arduino compatible</text:p>
      <text:p text:style-name="Standard">With booster circuit, can run with MiniBloq, either on regular laptop or OLPC laptop</text:p>
      <text:p text:style-name="Standard"/>
      <text:p text:style-name="P2">Assembly Instructions</text:p>
      <text:p text:style-name="P2">Summary</text:p>
      <text:p text:style-name="P2">Highlights of board, features</text:p>
      <text:p text:style-name="P2">Online documentation</text:p>
      <text:p text:style-name="P2"/>
      <text:p text:style-name="Standard">Disable all phototransistor/LEDs : cut the power trace</text:p>
      <text:p text:style-name="Standard">Disable individual phototrans pins but cutting those traces</text:p>
      <text:p text:style-name="Standard"/>
      <text:p text:style-name="Standard">Support AA or 3.7V 1S Lipo?!</text:p>
      <text:p text:style-name="Standard"/>
      <text:p text:style-name="Standard"/>
      <text:p text:style-name="Standard">1. A high-level description of your robot design with total cost (for one prototype unit; see point 7 <text:s/></text:p>
      <text:p text:style-name="Standard"><text:s text:c="8"/>regarding volume pricing).</text:p>
      <text:p text:style-name="Standard"><text:soft-page-break/><text:s text:c="11"/>• Include in your description an indication of whether your robot is designed to be built from <text:s/></text:p>
      <text:p text:style-name="Standard"><text:s text:c="14"/>scratch by the user, or mass manufactured and supplied as a kit to the user </text:p>
      <text:p text:style-name="Standard"><text:s text:c="11"/>• Some robots might have required accessories (e.g. a tool for downloading programs to the <text:s/></text:p>
      <text:p text:style-name="Standard"><text:s text:c="14"/>robot) that can be shared by multiple robots in a classroom. If applicable, include such a <text:s text:c="5"/></text:p>
      <text:p text:style-name="Standard"><text:s text:c="14"/>tool in the cost for a single robot, but also specify whether it can be shared by multiple</text:p>
      <text:p text:style-name="Standard"><text:s text:c="14"/>robots, thus bringing down the overall deployment cost for a classroom.</text:p>
      <text:p text:style-name="Standard"><text:s text:c="4"/>2. A description of the educational applications and possible resources.</text:p>
      <text:p text:style-name="Standard"><text:s text:c="12"/>• For example, what science and technology concepts or skills can your robot help students <text:s/></text:p>
      <text:p text:style-name="Standard"><text:s text:c="14"/>learn?</text:p>
      <text:p text:style-name="Standard"><text:s text:c="4"/>3. A list of parts, their sources (include URLs if applicable), availability, and their prices.</text:p>
      <text:p text:style-name="Standard"><text:s text:c="12"/>• Note that salvaged parts are allowed, if these salvaged parts are commonly available in</text:p>
      <text:p text:style-name="Standard"><text:s text:c="14"/>your particular context. Think of this list of parts as the starting point if someone in a</text:p>
      <text:p text:style-name="Standard"><text:s text:c="14"/>similar context to you wanted to reproduce your robot.</text:p>
      <text:p text:style-name="Standard"><text:s text:c="12"/>• Note also that your parts list should be complete, including things like required adhesive, <text:s/></text:p>
      <text:p text:style-name="Standard"><text:s text:c="14"/>screws etc.</text:p>
      <text:p text:style-name="Standard"><text:s text:c="12"/>• Your parts list should include any consumables (e.g. batteries) and their associated cost</text:p>
      <text:p text:style-name="Standard"><text:s text:c="13"/>and replacement frequency. This is a caution to think of sustainability.</text:p>
      <text:p text:style-name="Standard"><text:s text:c="4"/>4. A list of other tools and equipment needed to create your robot and estimated prices</text:p>
      <text:p text:style-name="Standard"><text:s text:c="4"/>5. Relevant drawings with dimensions.</text:p>
      <text:p text:style-name="Standard"><text:s text:c="13"/>• These may be CAD drawings, particularly for machined parts, but they may also be hand-</text:p>
      <text:p text:style-name="Standard"><text:s text:c="14"/>drawn</text:p>
      <text:p text:style-name="Standard"><text:s text:c="5"/>6. Step-by-step instructions for creating your robot</text:p>
      <text:p text:style-name="Standard"><text:s text:c="5"/>7. [Optional] If your robot can be mass manufactured, you can present an analysis of how costs <text:s/></text:p>
      <text:p text:style-name="Standard"><text:s text:c="8"/>would scale with quantity.</text:p>
      <text:p text:style-name="Standard"><text:s text:c="5"/>8. Software, if any. All software must be available open-source.</text:p>
      <text:p text:style-name="Standard"><text:s text:c="5"/>9. A description of any actual experiments conducted</text:p>
      <text:p text:style-name="Standard"><text:s text:c="4"/>10. Pictures of your robot, if any.</text:p>
      <text:p text:style-name="Standard"><text:s text:c="4"/>11. Videos of your robot in action, if any.</text:p>
      <text:p text:style-name="Standard"><text:s text:c="12"/>• These videos should highlight key capabilities such as its ability to respond autonomously</text:p>
      <text:p text:style-name="Standard"><text:s text:c="14"/>to its enviro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09-04T15:28:41.98</meta:creation-date>
    <dc:date>2012-09-18T08:10:58.79</dc:date>
    <dc:creator>Michael Shimniok</dc:creator>
    <meta:editing-duration>P11DT1H34M16S</meta:editing-duration>
    <meta:editing-cycles>9</meta:editing-cycles>
    <meta:generator>OpenOffice.org/3.4$Win32 OpenOffice.org_project/340m1$Build-9590</meta:generator>
    <meta:document-statistic meta:table-count="0" meta:image-count="0" meta:object-count="0" meta:page-count="2" meta:paragraph-count="67" meta:word-count="681" meta:character-count="4394"/>
  </office:meta>
</office:document-meta>
</file>